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  <style:style style:name="T2" style:family="text">
      <style:text-properties officeooo:rsid="001542fc"/>
    </style:style>
    <style:style style:name="T3" style:family="text">
      <style:text-properties officeooo:rsid="001972a1"/>
    </style:style>
    <style:style style:name="T4" style:family="text">
      <style:text-properties officeooo:rsid="001988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2">3</text:span>/<text:span text:style-name="T4">31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<text:span text:style-name="T4">5</text:span></text:p>
      <text:p text:style-name="P1"><text:span text:style-name="T2">Haskell</text:span>: <text:span text:style-name="T4">Even More Learning for You and Your Friends of a Haskell for Greatest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3-24T14:08:59.036393000</dc:date>
    <meta:editing-duration>PT56S</meta:editing-duration>
    <meta:editing-cycles>6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7" meta:word-count="25" meta:character-count="138" meta:non-whitespace-character-count="120"/>
  </office:meta>
</office:document-meta>
</file>